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--------------exos_1---------------&gt;</text:p>
      <text:p text:style-name="Standard"/>
      <text:p text:style-name="Standard">SELECT hot_nom, hot_ville</text:p>
      <text:p text:style-name="Standard">FROM hotel;</text:p>
      <text:p text:style-name="Standard"/>
      <text:p text:style-name="Standard"/>
      <text:p text:style-name="Standard">&lt;!--------------exos_2---------------&gt;</text:p>
      <text:p text:style-name="Standard"/>
      <text:p text:style-name="Standard">SELECT cli_nom, cli_prenom, cli_adresse</text:p>
      <text:p text:style-name="Standard">FROM `client`</text:p>
      <text:p text:style-name="Standard">WHERE cli_nom LIKE 'White';</text:p>
      <text:p text:style-name="Standard"/>
      <text:p text:style-name="Standard">&lt;!--------------exos_3---------------&gt;</text:p>
      <text:p text:style-name="Standard"/>
      <text:p text:style-name="Standard">SELECT sta_nom, sta_altitude</text:p>
      <text:p text:style-name="Standard">FROM station</text:p>
      <text:p text:style-name="Standard">WHERE sta_altitude&lt;=1000; </text:p>
      <text:p text:style-name="Standard"/>
      <text:p text:style-name="Standard">&lt;!--------------exos_4---------------&gt;</text:p>
      <text:p text:style-name="Standard"/>
      <text:p text:style-name="Standard">SELECT cha_numero, cha_capacite</text:p>
      <text:p text:style-name="Standard">FROM chambre</text:p>
      <text:p text:style-name="Standard">WHERE cha_capacite &gt; 1;</text:p>
      <text:p text:style-name="Standard"/>
      <text:p text:style-name="Standard"/>
      <text:p text:style-name="Standard">&lt;!--------------exos_5---------------&gt;</text:p>
      <text:p text:style-name="Standard"/>
      <text:p text:style-name="Standard">SELECT cli_nom, cli_ville</text:p>
      <text:p text:style-name="Standard">FROM `client`</text:p>
      <text:p text:style-name="Standard">WHERE cli_ville</text:p>
      <text:p text:style-name="Standard">NOT LIKE 'londres';</text:p>
      <text:p text:style-name="Standard"/>
      <text:p text:style-name="Standard">&lt;!--------------exos_6---------------&gt;</text:p>
      <text:p text:style-name="Standard"/>
      <text:p text:style-name="Standard">SELECT hot_nom, hot_ville, hot_categorie</text:p>
      <text:p text:style-name="Standard">FROM hotel</text:p>
      <text:p text:style-name="Standard">WHERE hot_ville LIKE 'Bretou' AND hot_categorie &gt; 3;</text:p>
      <text:p text:style-name="Standard"/>
      <text:p text:style-name="Standard"/>
      <text:p text:style-name="Standard">&lt;!---------------exos7----------------&gt;</text:p>
      <text:p text:style-name="Standard"/>
      <text:p text:style-name="Standard">SELECT sta_nom, hot_nom, hot_categorie, hot_ville</text:p>
      <text:p text:style-name="Standard">FROM hotel</text:p>
      <text:p text:style-name="Standard">JOIN station ON hot_sta_id = sta_id;</text:p>
      <text:p text:style-name="Standard"/>
      <text:p text:style-name="Standard">&lt;!---------------exos8----------------&gt;</text:p>
      <text:p text:style-name="Standard"/>
      <text:p text:style-name="Standard">SELECT hot_nom, hot_categorie, hot_ville, cha_numero</text:p>
      <text:p text:style-name="Standard">FROM hotel</text:p>
      <text:p text:style-name="Standard">JOIN chambre ON cha_hot_id = hot_id;</text:p>
      <text:p text:style-name="Standard"/>
      <text:p text:style-name="Standard">&lt;!---------------exos9---------------&gt;</text:p>
      <text:p text:style-name="Standard"><text:soft-page-break/></text:p>
      <text:p text:style-name="Standard">SELECT hot_nom AS 'hotel', hot_categorie AS 'catégorie',</text:p>
      <text:p text:style-name="Standard">hot_ville AS 'ville séjours',</text:p>
      <text:p text:style-name="Standard">cha_numero AS 'numéro de chambre',</text:p>
      <text:p text:style-name="Standard">cha_capacite AS 'capacité personne'</text:p>
      <text:p text:style-name="Standard">FROM hotel</text:p>
      <text:p text:style-name="Standard">JOIN chambre ON cha_hot_id = hot_id;</text:p>
      <text:p text:style-name="Standard"/>
      <text:p text:style-name="Standard">&lt;!---------------exos10---------------&gt;</text:p>
      <text:p text:style-name="Standard"/>
      <text:p text:style-name="Standard">SELECT cli_nom AS 'client',</text:p>
      <text:p text:style-name="Standard">hot_nom AS 'hotel',</text:p>
      <text:p text:style-name="Standard">res_date_debut AS 'date reservation'</text:p>
      <text:p text:style-name="Standard">FROM `client`</text:p>
      <text:p text:style-name="Standard">JOIN hotel ON hot_id= cli_id</text:p>
      <text:p text:style-name="Standard">JOIN reservation ON res_id = cli_id</text:p>
      <text:p text:style-name="Standard">&lt;!--------------exos11----------------&gt;</text:p>
      <text:p text:style-name="Standard"/>
      <text:p text:style-name="Standard">SELECT sta_nom, hot_nom, cha_numero, cha_capacite</text:p>
      <text:p text:style-name="Standard">FROM station</text:p>
      <text:p text:style-name="Standard">JOIN hotel ON hot_sta_id = sta_id</text:p>
      <text:p text:style-name="Standard">JOIN chambre ON cha_hot_id = sta_id;</text:p>
      <text:p text:style-name="Standard"/>
      <text:p text:style-name="Standard">&lt;!--------------exos12----------------&gt;</text:p>
      <text:p text:style-name="Standard"/>
      <text:p text:style-name="Standard">SELECT</text:p>
      <text:p text:style-name="Standard">cli_nom AS 'client',</text:p>
      <text:p text:style-name="Standard">hot_nom AS 'hotel',</text:p>
      <text:p text:style-name="Standard">res_date_debut AS 'reservation',</text:p>
      <text:p text:style-name="Standard">DATEDIFF (res_date_fin, res_date_debut) AS 'durée du séjour'</text:p>
      <text:p text:style-name="Standard">FROM `client`</text:p>
      <text:p text:style-name="Standard">JOIN reservation ON res_cli_id = cli_id</text:p>
      <text:p text:style-name="Standard">JOIN hotel ON hot_id = cli_id;</text:p>
      <text:p text:style-name="Standard"/>
      <text:p text:style-name="Standard">&lt;!-------------exos13---------------&gt;</text:p>
      <text:p text:style-name="Standard"/>
      <text:p text:style-name="Standard">SELECT sta_id AS 'Station', COUNT(*) AS 'nbr d\'hotel'</text:p>
      <text:p text:style-name="Standard">FROM station </text:p>
      <text:p text:style-name="Standard">JOIN hotel ON hot_sta_id = sta_id</text:p>
      <text:p text:style-name="Standard">GROUP BY sta_id;</text:p>
      <text:p text:style-name="Standard"/>
      <text:p text:style-name="Standard"><text:s text:c="12"/>&lt;!-----ou------&gt;</text:p>
      <text:p text:style-name="Standard"/>
      <text:p text:style-name="Standard">SELECT sta_nom AS 'Station', COUNT(*) AS 'nbr d\'hotel'</text:p>
      <text:p text:style-name="Standard">FROM station </text:p>
      <text:p text:style-name="Standard">JOIN hotel ON hot_sta_id = sta_id</text:p>
      <text:p text:style-name="Standard">GROUP BY sta_id;</text:p>
      <text:p text:style-name="Standard"/>
      <text:p text:style-name="Standard">&lt;!-------------exos 14-------------&gt;</text:p>
      <text:p text:style-name="Standard"/>
      <text:p text:style-name="Standard">SELECT <text:s/>sta_nom, COUNT(cha_capacite) AS 'Nbr de chambre'</text:p>
      <text:p text:style-name="Standard">FROM hotel</text:p>
      <text:p text:style-name="Standard"><text:soft-page-break/>JOIN chambre ON cha_hot_id = hot_sta_id</text:p>
      <text:p text:style-name="Standard">JOIN station ON sta_id = hot_sta_id</text:p>
      <text:p text:style-name="Standard">GROUP BY <text:s/>hot_sta_id;</text:p>
      <text:p text:style-name="Standard"/>
      <text:p text:style-name="Standard">&lt;!----------exos15------------&gt;</text:p>
      <text:p text:style-name="Standard"/>
      <text:p text:style-name="Standard">SELECT <text:s/>sta_nom, COUNT(cha_capacite) AS 'Nbr de chambre'</text:p>
      <text:p text:style-name="Standard">FROM hotel</text:p>
      <text:p text:style-name="Standard">JOIN chambre ON cha_hot_id = hot_sta_id</text:p>
      <text:p text:style-name="Standard">JOIN station ON sta_id = hot_sta_id</text:p>
      <text:p text:style-name="Standard">WHERE (cha_capacite) &gt;1</text:p>
      <text:p text:style-name="Standard">GROUP BY <text:s/>hot_sta_id;</text:p>
      <text:p text:style-name="Standard"/>
      <text:p text:style-name="Standard">&lt;!-----------exos16------------&gt;</text:p>
      <text:p text:style-name="Standard"/>
      <text:p text:style-name="Standard">SELECT hot_nom AS NomHotel, </text:p>
      <text:p text:style-name="Standard"><text:tab/><text:tab/> cha_numero AS NumeroChambre, </text:p>
      <text:p text:style-name="Standard"><text:tab/><text:tab/> res_date AS DateReservation, </text:p>
      <text:p text:style-name="Standard"><text:tab/><text:tab/> cli_nom AS NomClient</text:p>
      <text:p text:style-name="Standard"/>
      <text:p text:style-name="Standard">FROM hotel</text:p>
      <text:p text:style-name="Standard">JOIN chambre ON hot_id = cha_hot_id</text:p>
      <text:p text:style-name="Standard">JOIN reservation ON cha_id = res_cha_id</text:p>
      <text:p text:style-name="Standard">JOIN client ON res_cli_id = cli_id</text:p>
      <text:p text:style-name="Standard">WHERE cli_nom = 'Squire';</text:p>
      <text:p text:style-name="Standard"/>
      <text:p text:style-name="Standard">&lt;!----------exos17----------&gt;</text:p>
      <text:p text:style-name="Standard"/>
      <text:p text:style-name="Standard">SELECT sta_nom AS 'Nom de station',</text:p>
      <text:p text:style-name="Standard"><text:s text:c="7"/>avg(datediff(res_date_fin,res_date_debut)) AS 'Moyenne de séjour'</text:p>
      <text:p text:style-name="Standard">FROM reservation</text:p>
      <text:p text:style-name="Standard">JOIN chambre ON cha_id = res_cha_id</text:p>
      <text:p text:style-name="Standard">JOIN hotel ON hot_id = cha_hot_id</text:p>
      <text:p text:style-name="Standard">JOIN station ON sta_id = hot_sta_id</text:p>
      <text:p text:style-name="Standard">GROUP BY sta_nom;</text:p>
      <text:p text:style-name="Standard"/>
      <text:p text:style-name="Standard"/>
      <text:p text:style-name="Standard">&lt;!------NB=il y a une erreur de synthaxe dans les réservations--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0:20:10.830348094</meta:creation-date>
    <dc:date>2023-11-06T10:21:46.544963297</dc:date>
    <meta:editing-duration>PT1M36S</meta:editing-duration>
    <meta:editing-cycles>1</meta:editing-cycles>
    <meta:document-statistic meta:table-count="0" meta:image-count="0" meta:object-count="0" meta:page-count="3" meta:paragraph-count="102" meta:word-count="410" meta:character-count="3121" meta:non-whitespace-character-count="2813"/>
    <meta:generator>LibreOffice/7.3.7.2$Linux_X86_64 LibreOffice_project/30$Build-2</meta:generator>
  </office:meta>
</office:document-meta>
</file>